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74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17.22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27.36mm"/>
    </style:style>
    <style:style style:name="co7" style:family="table-column">
      <style:table-column-properties fo:break-before="auto" style:column-width="21.63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25.36mm"/>
    </style:style>
    <style:style style:name="co10" style:family="table-column">
      <style:table-column-properties fo:break-before="auto" style:column-width="34.85mm"/>
    </style:style>
    <style:style style:name="co12" style:family="table-column">
      <style:table-column-properties fo:break-before="auto" style:column-width="36.41mm"/>
    </style:style>
    <style:style style:name="co1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Default">
      <style:table-cell-properties fo:background-color="#66ffff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>
      <style:table-cell-properties fo:background-color="#ffff00"/>
    </style:style>
    <style:style style:name="ce13" style:family="table-cell" style:parent-style-name="Default" style:data-style-name="N109"/>
    <style:style style:name="ce14" style:family="table-cell" style:parent-style-name="Default" style:data-style-name="N109">
      <style:table-cell-properties fo:background-color="#ffff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="0.99pt solid #000000"/>
    </style:style>
    <style:style style:name="ce18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tradeHistory-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3" table:default-cell-style-name="ce13"/>
        <table:table-column table:style-name="co11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rder Number</text:p>
          </table:table-cell>
          <table:table-cell office:value-type="string" calcext:value-type="string">
            <text:p>Base Total Less Fee</text:p>
          </table:table-cell>
          <table:table-cell office:value-type="string" calcext:value-type="string">
            <text:p>Quote Total Less Fee</text:p>
          </table:table-cell>
          <table:table-cell table:number-columns-repeated="5"/>
          <table:table-cell table:style-name="ce13"/>
        </table:table-row>
        <table:table-row table:style-name="ro1">
          <table:table-cell table:style-name="ce5" office:value-type="string" calcext:value-type="string">
            <text:p>2017-03-31 07:49:12</text:p>
          </table:table-cell>
          <table:table-cell office:value-type="string" calcext:value-type="string">
            <text:p>BTC/USD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uy</text:p>
          </table:table-cell>
          <table:table-cell office:value-type="float" office:value="1044.74759825" calcext:value-type="float">
            <text:p>1044,74759825</text:p>
          </table:table-cell>
          <table:table-cell office:value-type="float" office:value="0.00095774" calcext:value-type="float">
            <text:p>0,00095774</text:p>
          </table:table-cell>
          <table:table-cell office:value-type="float" office:value="1.00059656" calcext:value-type="float">
            <text:p>1,00059656</text:p>
          </table:table-cell>
          <table:table-cell table:style-name="ce5" office:value-type="string" calcext:value-type="string">
            <text:p>0.25%</text:p>
          </table:table-cell>
          <table:table-cell office:value-type="float" office:value="60068160832" calcext:value-type="float">
            <text:p>60068160832</text:p>
          </table:table-cell>
          <table:table-cell office:value-type="float" office:value="-1.00059656" calcext:value-type="float">
            <text:p>-1,00059656</text:p>
          </table:table-cell>
          <table:table-cell office:value-type="float" office:value="0.00095535" calcext:value-type="float">
            <text:p>0,00095535</text:p>
          </table:table-cell>
          <table:table-cell table:number-columns-repeated="5"/>
          <table:table-cell table:style-name="ce13"/>
        </table:table-row>
        <table:table-row table:style-name="ro1">
          <table:table-cell table:style-name="ce5" office:value-type="string" calcext:value-type="string">
            <text:p>2017-03-31 07:49:11</text:p>
          </table:table-cell>
          <table:table-cell office:value-type="string" calcext:value-type="string">
            <text:p>XMR/BTC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uy</text:p>
          </table:table-cell>
          <table:table-cell office:value-type="float" office:value="0.01887" calcext:value-type="float">
            <text:p>0,01887</text:p>
          </table:table-cell>
          <table:table-cell office:value-type="float" office:value="0.0504669" calcext:value-type="float">
            <text:p>0,0504669</text:p>
          </table:table-cell>
          <table:table-cell office:value-type="float" office:value="0.00095231" calcext:value-type="float">
            <text:p>0,00095231</text:p>
          </table:table-cell>
          <table:table-cell table:style-name="ce5" office:value-type="string" calcext:value-type="string">
            <text:p>0.25%</text:p>
          </table:table-cell>
          <table:table-cell office:value-type="float" office:value="152847257856" calcext:value-type="float">
            <text:p>152847257856</text:p>
          </table:table-cell>
          <table:table-cell office:value-type="float" office:value="-0.00095231" calcext:value-type="float">
            <text:p>-0,00095231</text:p>
          </table:table-cell>
          <table:table-cell office:value-type="float" office:value="0.05034074" calcext:value-type="float">
            <text:p>0,05034074</text:p>
          </table:table-cell>
          <table:table-cell table:number-columns-repeated="5"/>
          <table:table-cell table:style-name="ce13"/>
        </table:table-row>
        <table:table-row table:style-name="ro1">
          <table:table-cell table:style-name="ce5" office:value-type="string" calcext:value-type="string">
            <text:p>2017-03-31 07:49:11</text:p>
          </table:table-cell>
          <table:table-cell office:value-type="string" calcext:value-type="string">
            <text:p>XMR/USD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Sell</text:p>
          </table:table-cell>
          <table:table-cell office:value-type="float" office:value="19.73616038" calcext:value-type="float">
            <text:p>19,73616038</text:p>
          </table:table-cell>
          <table:table-cell office:value-type="float" office:value="0.0504669" calcext:value-type="float">
            <text:p>0,0504669</text:p>
          </table:table-cell>
          <table:table-cell office:value-type="float" office:value="0.99602283" calcext:value-type="float">
            <text:p>0,99602283</text:p>
          </table:table-cell>
          <table:table-cell table:style-name="ce5" office:value-type="string" calcext:value-type="string">
            <text:p>0.25%</text:p>
          </table:table-cell>
          <table:table-cell office:value-type="float" office:value="73527860664" calcext:value-type="float">
            <text:p>73527860664</text:p>
          </table:table-cell>
          <table:table-cell office:value-type="float" office:value="0.99353278" calcext:value-type="float">
            <text:p>0,99353278</text:p>
          </table:table-cell>
          <table:table-cell office:value-type="float" office:value="-0.0504669" calcext:value-type="float">
            <text:p>-0,0504669</text:p>
          </table:table-cell>
          <table:table-cell table:number-columns-repeated="3"/>
          <table:table-cell table:style-name="ce13" table:number-columns-repeated="3"/>
        </table:table-row>
        <table:table-row table:style-name="ro1">
          <table:table-cell/>
          <table:table-cell table:style-name="ce11" office:value-type="string" calcext:value-type="string">
            <text:p>XMR/BTC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Sell</text:p>
          </table:table-cell>
          <table:table-cell table:style-name="ce11" office:value-type="float" office:value="0.018426" calcext:value-type="float">
            <text:p>0,018426</text:p>
          </table:table-cell>
          <table:table-cell table:style-name="ce11" office:value-type="float" office:value="0.05130693" calcext:value-type="float">
            <text:p>0,05130693</text:p>
          </table:table-cell>
          <table:table-cell table:style-name="ce11" office:value-type="float" office:value="0.00094538" calcext:value-type="float">
            <text:p>0,00094538</text:p>
          </table:table-cell>
          <table:table-cell table:style-name="ce12" office:value-type="percentage" office:value="0.0025" calcext:value-type="percentage">
            <text:p>0,25%</text:p>
          </table:table-cell>
          <table:table-cell table:style-name="ce11" office:value-type="float" office:value="152257988715" calcext:value-type="float">
            <text:p>152257988715</text:p>
          </table:table-cell>
          <table:table-cell table:style-name="ce11" office:value-type="float" office:value="0.00094302" calcext:value-type="float">
            <text:p>0,00094302</text:p>
          </table:table-cell>
          <table:table-cell table:style-name="ce11" office:value-type="float" office:value="-0.05130693" calcext:value-type="float">
            <text:p>-0,05130693</text:p>
          </table:table-cell>
          <table:table-cell table:style-name="ce14"/>
          <table:table-cell table:style-name="ce11"/>
          <table:table-cell table:style-name="ce14"/>
          <table:table-cell table:style-name="ce13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XMR/USDT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Buy</text:p>
          </table:table-cell>
          <table:table-cell table:style-name="ce11" office:value-type="float" office:value="19.61700001" calcext:value-type="float">
            <text:p>19,61700001</text:p>
          </table:table-cell>
          <table:table-cell table:style-name="ce11" office:value-type="float" office:value="0.05130693" calcext:value-type="float">
            <text:p>0,05130693</text:p>
          </table:table-cell>
          <table:table-cell table:style-name="ce11" office:value-type="float" office:value="1.00648804" calcext:value-type="float">
            <text:p>1,00648804</text:p>
          </table:table-cell>
          <table:table-cell table:style-name="ce12" office:value-type="percentage" office:value="0.0025" calcext:value-type="percentage">
            <text:p>0,25%</text:p>
          </table:table-cell>
          <table:table-cell table:style-name="ce11" office:value-type="float" office:value="73331633088" calcext:value-type="float">
            <text:p>73331633088</text:p>
          </table:table-cell>
          <table:table-cell table:style-name="ce11" office:value-type="float" office:value="-1.00648804" calcext:value-type="float">
            <text:p>-1,00648804</text:p>
          </table:table-cell>
          <table:table-cell table:style-name="ce11" office:value-type="float" office:value="0.05117867" calcext:value-type="float">
            <text:p>0,05117867</text:p>
          </table:table-cell>
          <table:table-cell table:style-name="ce14"/>
          <table:table-cell table:style-name="ce11" table:number-columns-repeated="2"/>
          <table:table-cell table:style-name="ce13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BTC/USDT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Sell</text:p>
          </table:table-cell>
          <table:table-cell table:style-name="ce11" office:value-type="float" office:value="1050.98167339" calcext:value-type="float">
            <text:p>1050,98167339</text:p>
          </table:table-cell>
          <table:table-cell table:style-name="ce11" office:value-type="float" office:value="0.00095024" calcext:value-type="float">
            <text:p>0,00095024</text:p>
          </table:table-cell>
          <table:table-cell table:style-name="ce11" office:value-type="float" office:value="0.99868482" calcext:value-type="float">
            <text:p>0,99868482</text:p>
          </table:table-cell>
          <table:table-cell table:style-name="ce12" office:value-type="percentage" office:value="0.0025" calcext:value-type="percentage">
            <text:p>0,25%</text:p>
          </table:table-cell>
          <table:table-cell table:style-name="ce11" office:value-type="float" office:value="59743880437" calcext:value-type="float">
            <text:p>59743880437</text:p>
          </table:table-cell>
          <table:table-cell table:style-name="ce11" office:value-type="float" office:value="0.99618811" calcext:value-type="float">
            <text:p>0,99618811</text:p>
          </table:table-cell>
          <table:table-cell table:style-name="ce11" office:value-type="float" office:value="-0.00095024" calcext:value-type="float">
            <text:p>-0,00095024</text:p>
          </table:table-cell>
          <table:table-cell table:style-name="ce14"/>
          <table:table-cell table:style-name="ce11" table:number-columns-repeated="2"/>
          <table:table-cell table:style-name="ce13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4s</text:p>
          </table:table-cell>
          <table:table-cell table:number-columns-repeated="2"/>
          <table:table-cell office:value-type="string" calcext:value-type="string">
            <text:p>H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 table:number-rows-repeated="104856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ows test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table:style-name="ce7"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table:style-name="ce8" office:value-type="string" calcext:value-type="string">
            <text:p>3B</text:p>
          </table:table-cell>
          <table:table-cell table:style-name="ce9" office:value-type="string" calcext:value-type="string">
            <text:p>3C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D</text:p>
          </table:table-cell>
        </table:table-row>
      </table:table>
      <table:table table:name="Empty copy test" table:style-name="ta1"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</table:table-row>
      </table:table>
      <table:table table:name="Formulas" table:style-name="ta1">
        <table:table-column table:style-name="co11" table:number-columns-repeated="1024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table:number-columns-repeated="102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table:formula="of:=10" office:value-type="float" office:value="10" calcext:value-type="float">
            <text:p>10</text:p>
          </table:table-cell>
          <table:table-cell table:style-name="ce10" table:formula="of:=[.A2]*[.B2]" office:value-type="float" office:value="10" calcext:value-type="float">
            <text:p>10</text:p>
          </table:table-cell>
          <table:table-cell table:style-name="ce10" table:number-columns-repeated="1021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A3]*[.B3]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0" table:formula="of:=[.A3]+1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[.A4]*[.B4]" office:value-type="float" office:value="90" calcext:value-type="float">
            <text:p>90</text:p>
          </table:table-cell>
          <table:table-cell table:style-name="ce10" table:number-columns-repeated="1021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.A5]*[.B5]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style-name="ce10" table:formula="of:=[.A5]+1" office:value-type="float" office:value="5" calcext:value-type="float">
            <text:p>5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[.A6]*[.B6]" office:value-type="float" office:value="250" calcext:value-type="float">
            <text:p>250</text:p>
          </table:table-cell>
          <table:table-cell table:style-name="ce10" table:number-columns-repeated="1021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A7]*[.B7]"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table:style-name="ce10" table:formula="of:=[.A7]+1" office:value-type="float" office:value="7" calcext:value-type="float">
            <text:p>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formula="of:=[.A8]*[.B8]" office:value-type="float" office:value="490" calcext:value-type="float">
            <text:p>490</text:p>
          </table:table-cell>
          <table:table-cell table:style-name="ce10" table:number-columns-repeated="1021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[.A9]*[.B9]"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table:style-name="ce10" table:formula="of:=[.A9]+1" office:value-type="float" office:value="9" calcext:value-type="float">
            <text:p>9</text:p>
          </table:table-cell>
          <table:table-cell table:style-name="ce10" office:value-type="float" office:value="90" calcext:value-type="float">
            <text:p>90</text:p>
          </table:table-cell>
          <table:table-cell table:style-name="ce10" table:formula="of:=[.A10]*[.B10]" office:value-type="float" office:value="810" calcext:value-type="float">
            <text:p>810</text:p>
          </table:table-cell>
          <table:table-cell table:style-name="ce10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8" loext:min-decimal-places="8" number:min-integer-digits="1"/>
    </number:number-style>
    <number:number-style style:name="N110">
      <number:number number:decimal-places="9" loext:min-decimal-places="9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.00.0000</text:date>, <text:time style:data-style-name="N2" text:time-value="15:01:27.577359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5:01:46.085585433</dc:date>
    <meta:editing-duration>PT1H20M24S</meta:editing-duration>
    <meta:editing-cycles>10</meta:editing-cycles>
    <meta:generator>LibreOffice/5.2.5.1$MacOSX_X86_64 LibreOffice_project/0312e1a284a7d50ca85a365c316c7abbf20a4d22</meta:generator>
    <meta:document-statistic meta:table-count="4" meta:cell-count="134" meta:object-count="0"/>
  </office:meta>
</office:document-meta>
</file>